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14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style-name="Default"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style-name="Default"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7200">
            <text:p>27200</text:p>
          </table:table-cell>
          <table:table-cell office:value-type="float" office:value="20000">
            <text:p>20000</text:p>
          </table:table-cell>
        </table:table-row>
        <table:table-row table:style-name="ro9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:.F43])" office:value-type="float" office:value="1550.58823529412">
            <text:p>1550.5882352941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:.F43])" office:value-type="float" office:value="1550.58823529412">
            <text:p>1550.5882352941</text:p>
          </table:table-cell>
          <table:table-cell table:style-name="ce47"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50.58823529412">
            <text:p>1550.588235294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50.58823529412">
            <text:p>1550.588235294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43:.F43])" office:value-type="float" office:value="1550.58823529412">
            <text:p>1550.588235294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1550.58823529412">
            <text:p>1550.588235294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C43:.F43])" office:value-type="float" office:value="1143.92156862745">
            <text:p>1143.9215686275</text:p>
          </table:table-cell>
          <table:table-cell table:style-name="ce47"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1550.58823529412">
            <text:p>1550.5882352941</text:p>
          </table:table-cell>
          <table:table-cell table:style-name="ce47" office:value-type="string">
            <text:p>Նանե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formula="of:=SUM([.B43:.F43])" office:value-type="float" office:value="1550.58823529412">
            <text:p>1550.588235294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formula="of:=SUM([.D43];[.F43])" office:value-type="float" office:value="333.333333333333">
            <text:p>333.3333333333</text:p>
          </table:table-cell>
          <table:table-cell table:style-name="ce47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/>
          <table:table-cell table:formula="of:=SUM([.B43:.F43])" office:value-type="float" office:value="1550.58823529412">
            <text:p>1550.588235294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formula="of:=SUM([.B43];[.D43];[.E43];[.F43])" office:value-type="float" office:value="1110.58823529412">
            <text:p>1110.5882352941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style-name="Default" table:formula="of:=SUM([.B43:.F43])" office:value-type="float" office:value="1550.58823529412">
            <text:p>1550.5882352941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1550.58823529412">
            <text:p>1550.5882352941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E43])" office:value-type="float" office:value="1217.25490196078">
            <text:p>1217.2549019608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1550.58823529412">
            <text:p>1550.5882352941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C43];[.F43])" office:value-type="float" office:value="773.333333333333">
            <text:p>773.3333333333</text:p>
          </table:table-cell>
          <table:table-cell table:style-name="ce47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1550.58823529412">
            <text:p>1550.5882352941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8" office:value-type="float" office:value="333.333333333333">
            <text:p>333.3333333333</text:p>
          </table:table-cell>
          <table:table-cell/>
          <table:table-cell table:style-name="ce2" table:formula="of:=SUM([.H24:.H42])" office:value-type="float" office:value="24736.0784313725">
            <text:p>24736.0784313725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1/13/2015</text:date>, <text:time>12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3T12:07:42</dc:date>
    <meta:editing-duration>P2DT8H4M29S</meta:editing-duration>
    <meta:editing-cycles>1162</meta:editing-cycles>
    <meta:generator>OpenOffice/4.1.1$Unix OpenOffice.org_project/411m6$Build-9775</meta:generator>
    <dc:creator>employee employee</dc:creator>
    <meta:document-statistic meta:table-count="9" meta:cell-count="2711" meta:object-count="0"/>
  </office:meta>
</office:document-meta>
</file>